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OpenSans" fo:font-size="11pt" style:font-size-asian="11pt" style:font-size-complex="11pt"/>
    </style:style>
    <style:style style:name="P2" style:family="paragraph" style:parent-style-name="Standard" style:list-style-name="L1">
      <style:text-properties style:font-name="OpenSan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Zielbestimmung</text:p>
      <text:p text:style-name="P1"/>
      <text:p text:style-name="P1">Create Your Day soll eine Onlineplattform sein, die den Benutzern einen Überblick über stattfindende Events gibt und für Veranstalter die Möglichkeit ihre Events publik zu machen. Der User soll die Möglichkeit haben auf einen Blick alle für ihn interessanten Events zu finden und seine Freizeit gestalten zu können. Zum Finden der Events soll es verschiedene Filterkriterien geben. Selbst um die Fahrt zu den Events kann man sich auf der Seite kümmern.</text:p>
      <text:p text:style-name="P1">Zu beginn werden nur Events im Raum Berlin angeboten.</text:p>
      <text:p text:style-name="P1"/>
      <text:p text:style-name="P1">1.1 Muss-Kriterien</text:p>
      <text:p text:style-name="P1"/>
      <text:p text:style-name="P1">Die User Daten werden nicht an Dritte weitergegeben. </text:p>
      <text:p text:style-name="P1">Es gibt die Möglichkeit über:</text:p>
      <text:list xml:id="list4704344534434088554" text:style-name="L1">
        <text:list-item>
          <text:p text:style-name="P2">Alter</text:p>
        </text:list-item>
        <text:list-item>
          <text:p text:style-name="P2">Datum und Uhrzeit</text:p>
        </text:list-item>
        <text:list-item>
          <text:p text:style-name="P2">Veranstaltungsart(en), wie Kultur, Musik, Unterhaltung, Kennenlernen...</text:p>
        </text:list-item>
      </text:list>
      <text:p text:style-name="P1">zu filtern. </text:p>
      <text:p text:style-name="P1"/>
      <text:p text:style-name="P1">Die User können über das Portal Fahrten anbieten. Es ist möglich Transportmöglichkeiten direkt über das Portal zu buchen, da Transportunternehmen ihre Transportmittel direkt in den Events anbieten können.</text:p>
      <text:p text:style-name="P1"/>
      <text:p text:style-name="P1">Es besteht die Möglichkeit für den User Kommentare abzugeben und andere User können diese zur Orientierung nutzen oder Erfahrungen austauschen.</text:p>
      <text:p text:style-name="P1">Wenn die User an einem Event teilnehmen, wird dieses in einen persönlichen Kalender eingetragen. Nach dem Besuch eines Events kann der <text:s/>User mittels eines Punktesystems bewerten, dies ist anonym und wird für eine Durchschnittsbewertung genutzt. </text:p>
      <text:p text:style-name="P1"/>
      <text:p text:style-name="P1">Es ist leicht für die Veranstalter ein Event einzustellen und zu bearbeiten. Die Veranstalter können ihre eigenes Event kommentieren um neuste Informationen preiszugeben.</text:p>
      <text:p text:style-name="P1"/>
      <text:p text:style-name="P1">User können unseriöse Veranstalter und sonstigen Missbrauch melden, damit diese nicht die anderen User belästigen oder in die Irre führen.</text:p>
      <text:p text:style-name="P1"/>
      <text:p text:style-name="P1"/>
      <text:p text:style-name="P1">1.2 Kann-Kriterien </text:p>
      <text:p text:style-name="P1"/>
      <text:p text:style-name="P1">Es wäre wünschenswert wenn die User das Portal mit anderen Portalen, z.B. Facebook verknüpfen können. </text:p>
      <text:p text:style-name="P1">Um einen weiteren Anreiz für den Besuch der Events zu schaffen, könnten Gewinnspiele durch den Veranstalter angeboten werden. Damit die User den Veranstaltern keine persönlichen Daten aushändigen müssen, könnte man dies über eine Codezuteilung im System verwirklichen. </text:p>
      <text:p text:style-name="P1">Zu einem späteren Zeitpunkt kann das Portal auf weitere Regionen ausgeweitet werden.</text:p>
      <text:p text:style-name="P1">Das Programm als portable App, für Smartphones usw..</text:p>
      <text:p text:style-name="P1"/>
      <text:p text:style-name="P1">1.3 Abgrenzungskriterien</text:p>
      <text:p text:style-name="P1"/>
      <text:p text:style-name="P1">Es besteht keine Möglichkeit, persönliche Nachrichten zu versenden und empfangen. Das Portal ist nicht für die Inhalte der Events zuständig. Die Teilnahme an den Events liegt in der User Hand, das System verpflichtet sich nicht die angegebene Teilnehmeranzahl einzuhalten. Wenn für Events Karten gekauft werden müssen, werden diese im Kartenvorverkauf oder auf der direkten Veranstaltungsseite angeboten und nicht im Por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4T13:06:27.05</meta:creation-date>
    <dc:date>2013-05-16T18:34:26.45</dc:date>
    <meta:editing-duration>PT7H30M14S</meta:editing-duration>
    <meta:editing-cycles>13</meta:editing-cycles>
    <meta:generator>OpenOffice.org/3.4.1$Win32 OpenOffice.org_project/341m1$Build-9593</meta:generator>
    <meta:document-statistic meta:table-count="0" meta:image-count="0" meta:object-count="0" meta:page-count="1" meta:paragraph-count="22" meta:word-count="374" meta:character-count="2604"/>
  </office:meta>
</office:document-meta>
</file>